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in" fo:margin-bottom="0in" loext:contextual-spacing="false" fo:keep-together="auto" fo:orphans="0" fo:widows="0" fo:padding="0in" fo:border="none" fo:keep-with-next="auto"/>
    </style:style>
    <style:style style:name="P2" style:family="paragraph" style:parent-style-name="Standard">
      <style:paragraph-properties fo:margin-top="0in" fo:margin-bottom="0in" loext:contextual-spacing="false" fo:keep-together="auto" fo:orphans="0" fo:widows="0" fo:padding="0in" fo:border="none" fo:keep-with-next="auto"/>
      <style:text-properties fo:color="#333333" style:font-name="Verdana" fo:font-size="10pt" fo:background-color="#fafafa" style:font-name-asian="Verdana1" style:font-size-asian="10pt" style:font-name-complex="Verdana1" style:font-size-complex="10pt"/>
    </style:style>
    <style:style style:name="P3" style:family="paragraph" style:parent-style-name="Standard">
      <style:paragraph-properties fo:margin-top="0in" fo:margin-bottom="0in" loext:contextual-spacing="false" fo:padding="0in" fo:border="none"/>
    </style:style>
    <style:style style:name="P4" style:family="paragraph" style:parent-style-name="Standard">
      <style:paragraph-properties fo:margin-top="0in" fo:margin-bottom="0in" loext:contextual-spacing="false" fo:padding="0in" fo:border="none"/>
      <style:text-properties fo:font-size="14pt" fo:font-weight="bold" style:font-size-asian="14pt" style:font-weight-asian="bold" style:font-size-complex="14pt"/>
    </style:style>
    <style:style style:name="P5" style:family="paragraph" style:parent-style-name="Heading_20_2">
      <style:paragraph-properties fo:margin-top="0.25in" fo:margin-bottom="0.0555in" loext:contextual-spacing="false" fo:keep-together="auto" fo:orphans="0" fo:widows="0" fo:padding="0in" fo:border="none" fo:keep-with-next="auto"/>
    </style:style>
    <style:style style:name="P6" style:family="paragraph" style:parent-style-name="Heading_20_2">
      <style:paragraph-properties fo:margin-top="0.25in" fo:margin-bottom="0.0555in" loext:contextual-spacing="false" fo:padding="0in" fo:border="none"/>
    </style:style>
    <style:style style:name="P7" style:family="paragraph" style:parent-style-name="Heading_20_2" style:master-page-name="Standard">
      <style:paragraph-properties fo:margin-top="0.25in" fo:margin-bottom="0.0555in" loext:contextual-spacing="false" fo:keep-together="auto" fo:orphans="0" fo:widows="0" style:page-number="1" fo:padding="0in" fo:border="none" fo:keep-with-next="auto"/>
    </style:style>
    <style:style style:name="P8" style:family="paragraph" style:parent-style-name="Heading_20_3">
      <style:paragraph-properties fo:margin-top="0.1945in" fo:margin-bottom="0.0555in" loext:contextual-spacing="false" fo:keep-together="auto" fo:orphans="0" fo:widows="0" fo:padding="0in" fo:border="none" fo:keep-with-next="auto"/>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style>
    <style:style style:name="T3" style:family="text">
      <style:text-properties fo:background-color="#fafafa" loext:char-shading-value="0"/>
    </style:style>
    <style:style style:name="T4" style:family="text">
      <style:text-properties fo:font-size="14pt" fo:font-weight="bold" style:font-size-asian="14pt" style:font-weight-asian="bold" style:font-size-complex="14pt"/>
    </style:style>
    <style:style style:name="T5" style:family="text">
      <style:text-properties fo:color="#333333" style:font-name="Verdana" fo:font-size="10pt" fo:font-weight="bold" fo:background-color="#fafafa" loext:char-shading-value="0" style:font-name-asian="Verdana1" style:font-size-asian="10pt" style:font-weight-asian="bold" style:font-name-complex="Verdana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wdenhyihrt18"/>http://kerbalspaceport.com/firespitter-propeller-plane-parts/</text:p>
      <text:p text:style-name="P5"><text:bookmark text:name="_q37wosyyf6rc"/>planned:</text:p>
      <text:p text:style-name="P1">passenger fuselage - internals (partially done)</text:p>
      <text:p text:style-name="P1">Wing mount for smaller engine</text:p>
      <text:p text:style-name="P1">Electric small helicopter engine?</text:p>
      <text:p text:style-name="P1">Craft Name plate based on sprite sheet font system</text:p>
      <text:p text:style-name="P1">Cockpit HUD? Line drawing on a transparent screen, artificial horizon...</text:p>
      <text:p text:style-name="P1">Continue work on IVA monitor.</text:p>
      <text:p text:style-name="P1">bombsight</text:p>
      <text:p text:style-name="P1">more light in the bombardier section.</text:p>
      <text:p text:style-name="P1">fix tail gear geometry errors due to scaling/floating point errors</text:p>
      <text:p text:style-name="P1">Foldable wings (could use new lift code)</text:p>
      <text:p text:style-name="P1"/>
      <text:p text:style-name="P1">helicopter swashplate rotation: rotate roll around vessel.transform.forward and</text:p>
      <text:p text:style-name="P1">pitch around vessel.transform.right? Wouldn’t work for side mounted stuff...</text:p>
      <text:p text:style-name="P1">check dot to use transform.up instead for pitch, or base it off an angle of the transform.forward.</text:p>
      <text:p text:style-name="P1"/>
      <text:p text:style-name="P6"><text:bookmark text:name="_l9k89j3tmtnh"/>Suggestions from users:</text:p>
      <text:p text:style-name="P3">Turbo props / prop fan (ex: King-Air 350)</text:p>
      <text:p text:style-name="P3">Avro Lancaster (engines done)</text:p>
      <text:p text:style-name="P3"><text:soft-page-break/>oblong centered tail (not raised)</text:p>
      <text:p text:style-name="P3">Oblong fuselage decouples</text:p>
      <text:p text:style-name="P3">ME-262 jet fighter (would need some retract-into-the-fuselage gears)</text:p>
      <text:p text:style-name="P3">ejection seat</text:p>
      <text:p text:style-name="P3">Harrier-style VTOL jets</text:p>
      <text:p text:style-name="P3">Catalina sea plane</text:p>
      <text:p text:style-name="P3">RCS-like propeller thingies for airships</text:p>
      <text:p text:style-name="P3">VTOL/Quad steering when in the forward position. (<text:a xlink:type="simple" xlink:href="http://pastebin.com/T7Drx9wE" text:style-name="Internet_20_link" text:visited-style-name="Visited_20_Internet_20_Link"><text:span text:style-name="T1">http://pastebin.com/T7Drx9wE</text:span></text:a>)</text:p>
      <text:p text:style-name="P3">Dust kickup from props/rotors (in progress)</text:p>
      <text:p text:style-name="P3">Oblong and 1.25m round bomb bays</text:p>
      <text:p text:style-name="P5"><text:bookmark text:name="_jk4m7ozf0d65"/>upcoming v6.x ?</text:p>
      <text:p text:style-name="P1"><text:span text:style-name="T2">todo</text:span></text:p>
      <text:p text:style-name="P1">Implement engine sound cutoff threshold</text:p>
      <text:p text:style-name="P1">VTOL jets (model and code ready)</text:p>
      <text:p text:style-name="P1">rocket pods</text:p>
      <text:p text:style-name="P1">Gyrocopter blades / auto rotate</text:p>
      <text:p text:style-name="P1">Pop-up lamps</text:p>
      <text:p text:style-name="P1">Better helicopter rotors (in progress)</text:p>
      <text:p text:style-name="P1">Update the old cockpits with switches</text:p>
      <text:p text:style-name="P1">Reduce some texture sizes, check normal maps for inversion.</text:p>
      <text:p text:style-name="P1">multiple suspension settings toggleable in fswheel?</text:p>
      <text:p text:style-name="P1"><text:soft-page-break/></text:p>
      <text:p text:style-name="P6"><text:bookmark text:name="_wbb35qbmhu7k"/>v7.0.PRE2</text:p>
      <text:p text:style-name="P3">-Some parts moved to the Firespitter Legacy Parts Pack. Download that to keep using existing craft files.</text:p>
      <text:p text:style-name="P1">-Tweakable engines! Adjust the number of propeller blades, their length, and the engine size in the hangar!</text:p>
      <text:p text:style-name="P1">-Updated helicopter engine and tail rotors/fenestrons using aerodynamic blade lift, and a much improved hover code.</text:p>
      <text:p text:style-name="P1">-Modular fuel tanks. A single part with alternate texutres and fuel tanks. Toggle through the choices in the hangar. (oblong multi-tank and fuel drop tank)</text:p>
      <text:p text:style-name="P1">-Wheel alignment guides end the scourge of crooked gear placement. Press F2 to toggle guide lines.</text:p>
      <text:p text:style-name="P1">-New tail boom model added to the old tail boom (Switch model in hangar) (WIP, untextured)</text:p>
      <text:p text:style-name="P1"/>
      <text:p text:style-name="P1">-A new engine module that supports atmospheric engines much better, separates engine start up time from throttle response, and allows for electric engines without the extra FScoolant resource.</text:p>
      <text:p text:style-name="P1">-Apache cockpit monitors are off by default to reduce lag. Click a button to turn them on.</text:p>
      <text:p text:style-name="P1">-Helicopter engines display a guide arrow to assist in putting them on the right way.</text:p>
      <text:p text:style-name="P1">-New texture switch, mesh switch and fuel tank switch modules allows for many varieties in a single part</text:p>
      <text:p text:style-name="P1">-Added optional Part Catalog icon from Kwirkilee</text:p>
      <text:p text:style-name="P1">-Added visual brake response to flight control pedals</text:p>
      <text:p text:style-name="P1">-Various bug fixes</text:p>
      <text:p text:style-name="P1"/>
      <text:p text:style-name="P3"><text:span text:style-name="T4">v6.3</text:span></text:p>
      <text:p text:style-name="P3">-Oblong round noses, short and long</text:p>
      <text:p text:style-name="P3">-Oblong to 0.625m adapter</text:p>
      <text:p text:style-name="P3">-Helicopter landing pads by Justin Kerbice</text:p>
      <text:p text:style-name="P3"><text:soft-page-break/>-Warning message on the Main Menu if you are using an incompatible KSP version</text:p>
      <text:p text:style-name="P3">-W.I.P. turboprop engine. This will see changes to performance, sound and looks</text:p>
      <text:p text:style-name="P3"/>
      <text:p text:style-name="P3">-FSengineSounds: Implemented disengage, running, flameout sounds, fixed bugs.</text:p>
      <text:p text:style-name="P3">-FSwing: Made leading edge action name cfg editable for use in extending flaps etc.</text:p>
      <text:p text:style-name="P3">-FSwheel: supports altering retract animation speed in cfg</text:p>
      <text:p text:style-name="P3">-FSslowtato: key/action group based rotator module</text:p>
      <text:p text:style-name="P3">-FSmeshSwitch: swap meshes instead of textures for better memory conservation</text:p>
      <text:p text:style-name="P4"/>
      <text:p text:style-name="P6"><text:bookmark text:name="_o9resnwjea92"/>v6.2</text:p>
      <text:p text:style-name="P1">-Landing gear tires bump, screech and smoke when touching down, and have rolling and retract sounds.</text:p>
      <text:p text:style-name="P1">-Overhauled the Water launch system. Save your current position to re-use in new vessels. Launch anywhere on Kerbin! More reliable coordinate saving.</text:p>
      <text:p text:style-name="P1">-Scaled f-86 wing lift back to 72%, which should be around the realistic lift amount (still more than stock lift)</text:p>
      <text:p text:style-name="P1">-Subtle braking sound.</text:p>
      <text:p text:style-name="P1">-Fixed some old tail gear scaling and floating point error rendering issues (Scale has changed a little bit)</text:p>
      <text:p text:style-name="P1">-Support for part effects (sounds etc) in the animation module.</text:p>
      <text:p text:style-name="P6"><text:bookmark text:name="_mua9svjedv4u"/>v6.1</text:p>
      <text:p text:style-name="P1"/>
      <text:p text:style-name="P1">-FAR values added to biplane wings and F-86 wings (FAR is optional as always!)</text:p>
      <text:p text:style-name="P1">-CoM indicator bug fixed, replace engines on existing craft for a fix. (Removed 0/0 electric resource node from engines)</text:p>
      <text:p text:style-name="P1">-Some wings have had module changes, which will reset the texture selection. For craft already in flight, you can EVA a Kerbal an Repaint the part.</text:p>
      <text:p text:style-name="P1"><text:soft-page-break/>-All example craft renamed with the prefix FS to make them easier to find</text:p>
      <text:p text:style-name="P1">-Guide PDF updated</text:p>
      <text:p text:style-name="P1">-Added Normal map (etc) switching support to FStextureSwitch</text:p>
      <text:p text:style-name="P6"><text:bookmark text:name="_fikah0isloat"/>v6.0</text:p>
      <text:p text:style-name="P3">-Biplanes! Make you own WWI planes with these new parts. Be an Ace or a Twenty-Minuter!</text:p>
      <text:p text:style-name="P3">This is a whole matching part set with alternate switchable textures on each part.</text:p>
      <text:p text:style-name="P3"/>
      <text:p text:style-name="P3">-New custom lift and wing code that is more realistic and more customizable.</text:p>
      <text:p text:style-name="P3">-Custom lift is used in the biplane parts and the F-86 wings. (The legacy F-86 wings are included as a zip in the Parts/Aero folder)</text:p>
      <text:p text:style-name="P3">-Auto deploying leading edge slats, and flaps on the F-86 wings.</text:p>
      <text:p text:style-name="P3">-KSP 0.23 Compatibility with tweakables. Fewer silly popups, more nice tweaks.</text:p>
      <text:p text:style-name="P3">-Action Group to increase/decrease hover height in heli/VTOL rotors.</text:p>
      <text:p text:style-name="P3">-Wheels have less sideways friction for safer take offs and landings.</text:p>
      <text:p text:style-name="P3">-Wheel motor reversing bug fix.</text:p>
      <text:p text:style-name="P3">-FSwheel friction override bug fixed.</text:p>
      <text:p text:style-name="P5"><text:bookmark text:name="_kopp9fsy9lnp"/>v5.6.2</text:p>
      <text:p text:style-name="P1">- Removed error message spam on bi-plane wheels</text:p>
      <text:p text:style-name="P5"><text:bookmark text:name="_u1w2q8dswnv"/>v5.6.1</text:p>
      <text:p text:style-name="P1">-Added science storage and crew report to the cockpits</text:p>
      <text:p text:style-name="P5"><text:bookmark text:name="_fp6f7m5fkp0m"/>v5.6</text:p>
      <text:p text:style-name="P1">-KSP 0.22 compatibility</text:p>
      <text:p text:style-name="P1"><text:soft-page-break/></text:p>
      <text:p text:style-name="P1">Parts:</text:p>
      <text:p text:style-name="P1">-Avro Lancaster Engines. Surface mounted big engines, one variant with internal landing gear, one without.</text:p>
      <text:p text:style-name="P1">-All parts have been assigned a science node (costs have not been set)</text:p>
      <text:p text:style-name="P1"/>
      <text:p text:style-name="P1">Useful tweaks:</text:p>
      <text:p text:style-name="P1">-FAR fix: if FAR is present, the control surface range module is disabled to fix incompatibility.</text:p>
      <text:p text:style-name="P1">-Turned Allow Surface Attach on for tail control surfaces.</text:p>
      <text:p text:style-name="P1">-The bomber cockpit is now less indestructible. (Fixed collider order)</text:p>
      <text:p text:style-name="P1">-The bomber wings have proper collision detection</text:p>
      <text:p text:style-name="P1">-Wheel and engine settings in the SPH now affect the whole symmetry group.</text:p>
      <text:p text:style-name="P1">-VTOL steering can be toggled on and off with an action group (without affecting the steering setup)</text:p>
      <text:p text:style-name="P1"/>
      <text:p text:style-name="P1">Minor tweaks you don’t care about:</text:p>
      <text:p text:style-name="P1">-Tweaks to the default rotation code in multi axis engine and part turner.</text:p>
      <text:p text:style-name="P1">-atmospheric nerf can be disabled to allow for vacuum operations (the module itself is still required on relevant parts)</text:p>
      <text:p text:style-name="P1">-FSwheel: suspension overrides can have negative values if overrideModelSpringValues = True </text:p>
      <text:p text:style-name="P1">-FSwheel: disable collider at a given time during retraction.</text:p>
      <text:p text:style-name="P1">-VTOL steering supports models with inverted transforms through invertSteering = True</text:p>
      <text:p text:style-name="P5"><text:bookmark text:name="_4t28s9ez6aqp"/>v5.5</text:p>
      <text:p text:style-name="P1">-F-86 fighter jet wing with deployable leading edge for increased lift+drag</text:p>
      <text:p text:style-name="P1"><text:soft-page-break/>-F-86 tail control surfaces (elevators and rudder)</text:p>
      <text:p text:style-name="P1">-Folding electric plane propeller</text:p>
      <text:p text:style-name="P1">-Greatly reduced the weight of the landing gear. (Check the balance of your craft)</text:p>
      <text:p text:style-name="P1">-Added brake lights to some gears</text:p>
      <text:p text:style-name="P1">-Trim tool displays current trim</text:p>
      <text:p text:style-name="P1">-Updated gyroscope and nose SAS to use the new SAS module. Converted cockpits to the new reaction wheel system. (very weak reaction wheels) (thanks to PolecatEZ for some input)</text:p>
      <text:p text:style-name="P1">-Water Launch Module: On slower machines, try setting a longer timer setting if you are put back to the runway at lunch. Edit the line timer = 4.0 to a higher value (seconds). (Parts\Utility\FS_moveCraftGadget\part.cfg)</text:p>
      <text:p text:style-name="P1">-Plugin: Deprecated the FSswitchButtonHandler function, replaced by FSgenericButtonHandler. Removed FSbuttonHandler in favor of FSgenericButtonHandlerID</text:p>
      <text:p text:style-name="P5"><text:bookmark text:name="_l1sl5zidhutm"/>v5.4</text:p>
      <text:p text:style-name="P1">-new landing gear functionality: motor, roll retracted, friction overrides, etc.</text:p>
      <text:p text:style-name="P1">-VTOL steering (pitch and yaw through engine rotation, roll through thrust variation)</text:p>
      <text:p text:style-name="P1">-Texture switcher module. Switch textures in the hangar for parts (Currently only implemented on Bomber nose art)</text:p>
      <text:p text:style-name="P1">-New float code to combat the new KSP versions inability to float things.</text:p>
      <text:p text:style-name="P1">-Updated Water Launch module to work with the new KSP version.</text:p>
      <text:p text:style-name="P1">- Updated FAR values on the wings. Might allow for less bugginess. You still need to delete the FSwingletRangeAdjustment module in each wing cfg for full control though.</text:p>
      <text:p text:style-name="P1">-Support for arrays of values in cfg files through FSnodeLoader</text:p>
      <text:p text:style-name="P5"><text:bookmark text:name="_1mjsbt61k6kd"/>v5.3.1</text:p>
      <text:p text:style-name="P1"/>
      <text:p text:style-name="P1">Bug fix:</text:p>
      <text:p text:style-name="P1">- The main propeller engine thrustTransform position was in the wrong place (on the new model)</text:p>
      <text:p text:style-name="P5"><text:bookmark text:name="_rqjw3i4m7o66"/>v5.3</text:p>
      <text:p text:style-name="P1"><text:soft-page-break/></text:p>
      <text:p text:style-name="P1">-Added the current version of the parts guide as a pdf in the zip</text:p>
      <text:p text:style-name="P1">-Propellers at full speed switch to a blur graphic (editable cfg value)</text:p>
      <text:p text:style-name="P1">-New model for the original propeller engines</text:p>
      <text:p text:style-name="P5"><text:bookmark text:name="_simq3w1r7g52"/>v5.2</text:p>
      <text:p text:style-name="P1"/>
      <text:p text:style-name="P1">-Trim adjustment gadget</text:p>
      <text:p text:style-name="P1">-Move to water at launch module</text:p>
      <text:p text:style-name="P1">-VTOL action editor options</text:p>
      <text:p text:style-name="P1">-fixed FSanimateGeneric always animating at launch</text:p>
      <text:p text:style-name="P1">-Added static normal/reverse actions to the engine thrust reversers</text:p>
      <text:p text:style-name="P1">-Bug fix: Electric rotors would try to reach parked rotation at odd times.</text:p>
      <text:p text:style-name="P1">-Added thrustRPM functionality to FSplanePropellerSpinner</text:p>
      <text:p text:style-name="P5"><text:bookmark text:name="_m8j48uiv0stu"/>v5.1</text:p>
      <text:p text:style-name="P1"/>
      <text:p text:style-name="P1">-Bomb Bay (open the doors in the action editor for easier payload placement)</text:p>
      <text:p text:style-name="P1">-Fuel drop Tank</text:p>
      <text:p text:style-name="P1">-The Electric helicopter rotor can now start deployed (by using the action editor popup in the hangar)</text:p>
      <text:p text:style-name="P1">-Engines with reverse thrust capabilities can now set default state in the hangar action editor</text:p>
      <text:p text:style-name="P1">-FSanimateGeneric, replacement module for ModuleAnimateGeneric.</text:p>
      <text:p text:style-name="P1"><text:tab/>(EVA toggle, custom speed, set start state in hangar, multiple animations per part)</text:p>
      <text:p text:style-name="P1"><text:soft-page-break/>-Bug fix: Wheel colliders spamming errors on launch</text:p>
      <text:p text:style-name="P1">-Bug fix: GUI parts spamming nullrefs when launching from main menu directly to runway</text:p>
      <text:p text:style-name="P5"><text:bookmark text:name="_upcc35q3kf09"/>v5.0</text:p>
      <text:p text:style-name="P1"/>
      <text:p text:style-name="P1">New:</text:p>
      <text:p text:style-name="P1">-KSP 0.20.0 compatible</text:p>
      <text:p text:style-name="P1">-Two new flags</text:p>
      <text:p text:style-name="P1">-Sounds should now work on Mac</text:p>
      <text:p text:style-name="P1"/>
      <text:p text:style-name="P1">Changes:</text:p>
      <text:p text:style-name="P1"/>
      <text:p text:style-name="P1">Changed part names, these now start with FS! Read more below.</text:p>
      <text:p text:style-name="P1">fighterTailGear</text:p>
      <text:p text:style-name="P1">bomberLandingGear</text:p>
      <text:p text:style-name="P1">propellerEngine</text:p>
      <text:p text:style-name="P1">PropellerEnginePush</text:p>
      <text:p text:style-name="P1">PropellerEngineElectric</text:p>
      <text:p text:style-name="P1">copterRotorMain</text:p>
      <text:p text:style-name="P1">copterRotorMainElectric</text:p>
      <text:p text:style-name="P1">copterRotorMainLarge</text:p>
      <text:p text:style-name="P1">copterRotorTail</text:p>
      <text:p text:style-name="P1"><text:soft-page-break/>copterRotorTail2</text:p>
      <text:p text:style-name="P1">copterRotorFenestron</text:p>
      <text:p text:style-name="P1">copterRotorFenestronBothFins</text:p>
      <text:p text:style-name="P1">copterRotorFenestronNoFins</text:p>
      <text:p text:style-name="P1">FSswampEngine - corrected typo (FSswampEnginre)</text:p>
      <text:p text:style-name="P1">fighterWing</text:p>
      <text:p text:style-name="P1">jerrycan</text:p>
      <text:p text:style-name="P1">fighterLandingGear</text:p>
      <text:p text:style-name="P1"/>
      <text:p text:style-name="P1">-fenestron rescaleFactor set to 1.0</text:p>
      <text:p text:style-name="P1">-set part scale values to 1.0</text:p>
      <text:p text:style-name="P1">- Info Popup: The hot-key can be deactivated with a button, so it will not interfere with RCS keybinds in flight mode.</text:p>
      <text:p text:style-name="P1"/>
      <text:p text:style-name="P1">Changed many PartModule plugin class names.</text:p>
      <text:p text:style-name="P1">Added a new module to handle engine sounds. Allows for sounds to run even at the bottom throttle levels on propeller engines. It more consistently plays the engage engine sound, and has an optional overheat warning sound.</text:p>
      <text:p text:style-name="P1"/>
      <text:p text:style-name="P1">removed HoverEngine (now found in <text:a xlink:type="simple" xlink:href="https://dl.dropboxusercontent.com/u/22972712/FSexperiments.zip" text:style-name="Internet_20_link" text:visited-style-name="Visited_20_Internet_20_Link"><text:span text:style-name="T1">FS Experiments</text:span></text:a>)</text:p>
      <text:p text:style-name="P2"/>
      <text:p text:style-name="P2"/>
      <text:p text:style-name="P1"><text:span text:style-name="T5">Important</text:span></text:p>
      <text:p text:style-name="P1">All these re-namings will severely affect you ability to continue a saved game with craft that contain any of the engines or wings. Back up your save games!</text:p>
      <text:p text:style-name="P1"><text:soft-page-break/>It will also give errors on saved craft that contain these changed parts. You can, if you are a notepad hero, go into the craft file, find any part names or FS part module names that don't start with FS, and add FS to the names.</text:p>
      <text:p text:style-name="P1">I successfully resurrected the included example craft this way. You will want to pull the engine off and replace it afterwards.</text:p>
      <text:p text:style-name="P1"/>
      <text:p text:style-name="P1"><text:span text:style-name="T4">v4.2</text:span></text:p>
      <text:p text:style-name="P1"/>
      <text:p text:style-name="P1">- Electric 0.5m propeller</text:p>
      <text:p text:style-name="P1">- Windmilling propellers, with constant spin rate while active.</text:p>
      <text:p text:style-name="P1">- An <text:s/>empty bomber fuselage section for reduced weight. (Take off with the included K-17 mk5 to see how much easier that is to get off the ground and land)</text:p>
      <text:p text:style-name="P1">- f-86 style tail jet</text:p>
      <text:p text:style-name="P1">- Info window popup part for explaining action groups etc. Good for shared craft files or hard to remember setups.</text:p>
      <text:p text:style-name="P1">- 0.5m engine can now reverse for push prop setups, or taxiing (using a new module that can be used on any engine)</text:p>
      <text:p text:style-name="P1">- Tail rotor max thrust is now 0.25-32 instead of 0.25-infinity</text:p>
      <text:p text:style-name="P1">- Increased propeller engine isp from 1200 to 2000</text:p>
      <text:p text:style-name="P1">- Increased old propeller response speed</text:p>
      <text:p text:style-name="P1">- Increased node strength on the bomber parts. and landing gears. You can now land a heavy plane without breaking apart.</text:p>
      <text:p text:style-name="P1">- Toggle engine ignition, landing gear brakes and retraction from EVA</text:p>
      <text:p text:style-name="P1">- Air brake deployment state is now persistent</text:p>
      <text:p text:style-name="P1">- Uncommented wing FAR values</text:p>
      <text:p text:style-name="P1">- Performance tweaks (caching values), and made classes public</text:p>
      <text:p text:style-name="P1">- crew fuselage IVA (not too pretty, but eliminates an IVA cam switch bug)</text:p>
      <text:p text:style-name="P1">- hover switch now works in the original copter cockpit</text:p>
      <text:p text:style-name="P1"><text:soft-page-break/>- Apache monitors will display info window text</text:p>
      <text:p text:style-name="P1"/>
      <text:p text:style-name="P1"><text:span text:style-name="T4">v4.1</text:span></text:p>
      <text:p text:style-name="P1"/>
      <text:p text:style-name="P1">Seaplane floats. Tail float with non lifting rudder (only works in water)</text:p>
      <text:p text:style-name="P1">Smoothed the animation of the IVA flight sticks in non-precision mode</text:p>
      <text:p text:style-name="P1">The tail gears now have 150 impact resistance to get around their tendency to blow up on takeoff/landing</text:p>
      <text:p text:style-name="P1">Less info on the helicopter rotor context menu, so it will fit on screen.</text:p>
      <text:p text:style-name="P1">Corrected attach points for the fighter cockpit</text:p>
      <text:p text:style-name="P1"/>
      <text:p text:style-name="P1"><text:span text:style-name="T4">v4.0</text:span></text:p>
      <text:p text:style-name="P1"/>
      <text:p text:style-name="P1"><text:span text:style-name="T2">New:</text:span></text:p>
      <text:p text:style-name="P1">Oblong Mustang style parts</text:p>
      <text:p text:style-name="P1">-Fighter Cockpit w/ IVA</text:p>
      <text:p text:style-name="P1">-Apache Cockpit with working monitors and experimental camera</text:p>
      <text:p text:style-name="P1">-Liquid fuel, structural, battery, and rocket fuel fuselage</text:p>
      <text:p text:style-name="P1">-Tail</text:p>
      <text:p text:style-name="P1">-Nose engine mount</text:p>
      <text:p text:style-name="P1">-0.5m nose engine with new sound</text:p>
      <text:p text:style-name="P1">-Nose air intake</text:p>
      <text:p text:style-name="P1"><text:soft-page-break/>-round-oblong adapter</text:p>
      <text:p text:style-name="P1">Bomber landing gear</text:p>
      <text:p text:style-name="P1">Swiveling Apache gear with left/right asymmetry for wider stance</text:p>
      <text:p text:style-name="P1">Radar altitude on context menu in some cockpits</text:p>
      <text:p text:style-name="P1">Helicopter height hover lock</text:p>
      <text:p text:style-name="P1">Experimental Hover Engine</text:p>
      <text:p text:style-name="P1">Inline cockpit</text:p>
      <text:p text:style-name="P1">IVA monitors can toggle gears, ASAS, Abort, etc. Display flight data and fuel.</text:p>
      <text:p text:style-name="P1"/>
      <text:p text:style-name="P1"/>
      <text:p text:style-name="P1"/>
      <text:p text:style-name="P1"><text:span text:style-name="T4">v3.5.2</text:span></text:p>
      <text:p text:style-name="P1"/>
      <text:p text:style-name="P1">-The VTOL engines now automatically invert if on the left side of the craft, so all engines start out with the proper rotation setup.</text:p>
      <text:p text:style-name="P5"><text:bookmark text:name="_qgqfmr7odlhz"/>v3.5.1</text:p>
      <text:p text:style-name="P1">This update tweaks and fixes bugs. No new parts.</text:p>
      <text:p text:style-name="P1"/>
      <text:p text:style-name="P1">-Tail gears work again. Reverting to the vanilla setup means you can take off, but they won’t roll retracted. Win some, lose some.</text:p>
      <text:p text:style-name="P1">-F.A.R. values included in the wings for users for Ferram’s mod. Uncomment the values at the bottom of the cfg files to enable.</text:p>
      <text:p text:style-name="P1">-You can now adjust the range of control surfaces and winglet motion. Useful for tweaking the responsiveness of your craft, or shorter takeoffs. The module can be used in stock wings.</text:p>
      <text:p text:style-name="P1">-Some small adjustments to lift values.</text:p>
      <text:p text:style-name="P5"><text:bookmark text:name="_i8abiosc6p5u"/><text:soft-page-break/>v3.5</text:p>
      <text:p text:style-name="P1"/>
      <text:p text:style-name="P1">-Double click the cockpit side windows and bombsight to switch to external cameras</text:p>
      <text:p text:style-name="P1">-VTOL: Actions/context menu button to cycle through different max rotations, like 45, 90, 130.</text:p>
      <text:p text:style-name="P1">-Increased the breaking force of the tail boom and engine mount. My VTOLs kept breaking apart.</text:p>
      <text:p text:style-name="P1">-Removed fuel in the bomber wings to help fuel flow. Can be re-enabled in the cfg.</text:p>
      <text:p text:style-name="P1">-Fixed large tail wing attach point. small boost in effect.</text:p>
      <text:p text:style-name="P5"><text:bookmark text:name="_5nngi1vkvyjn"/>v3.4</text:p>
      <text:p text:style-name="P1"/>
      <text:p text:style-name="P1">-B17 style cockpit</text:p>
      <text:p text:style-name="P1">-VTOL propeller engine</text:p>
      <text:p text:style-name="P1">-ASAS and mechjeb works now</text:p>
      <text:p text:style-name="P1">-key bind for auto hover</text:p>
      <text:p text:style-name="P1">-prop rotor when idle</text:p>
      <text:p text:style-name="P1">-Trimmable tail rotors</text:p>
      <text:p text:style-name="P1">-Old trim system removed, using vanilla Alt+direction instead. Alt+x resets trim</text:p>
      <text:p text:style-name="P1">-Swamp boat engine</text:p>
      <text:p text:style-name="P1">-Wing extenders for the large wings</text:p>
      <text:p text:style-name="P1">-Large fuselage and tail section</text:p>
      <text:p text:style-name="P1">-Larger version of the tail wing</text:p>
      <text:p text:style-name="P1">.craft files</text:p>
      <text:p text:style-name="P1"><text:soft-page-break/></text:p>
      <text:p text:style-name="P1">BUGS: tail gear works poorly for taildraggers in 0.18.4. Works fine in 0.18.2</text:p>
      <text:p text:style-name="P5"><text:bookmark text:name="_cirn22lpy57a"/>v3.3.1 HOTFIX</text:p>
      <text:p text:style-name="P1"/>
      <text:p text:style-name="P1">I forgot to include a resource file for the helicopter engines. Please re-download if you downloaded in the first 15 minutes. Sorry about that!</text:p>
      <text:p text:style-name="P5"><text:bookmark text:name="_b13acbh2av47"/>v3.3</text:p>
      <text:p text:style-name="P8"><text:bookmark text:name="_4x5ltr5mp48z"/>New stuff:</text:p>
      <text:p text:style-name="P1">-B-17 style wings. Big, with lots of lift. (So much that if you want to use them on smaller planes, you will want to reduce the lift in the cfg.)</text:p>
      <text:p text:style-name="P1">-Tail winglets and rudders</text:p>
      <text:p text:style-name="P1">-Nice engine mount for putting your propeller engines on the front of your wings.</text:p>
      <text:p text:style-name="P1">-Deployable Air Brakes. Throw them on your wings or where ever you want, deploy with context menu or incrementally with action groups set in the hangar, and you will lose air speed rapidly for shorter landings.</text:p>
      <text:p text:style-name="P1">-Regular non-fenestronian tail rotors. One with a wing for stack mount on the boom, one without wing for surface mount.</text:p>
      <text:p text:style-name="P1">-Gyroscope, a small surface mountable avionics package.</text:p>
      <text:p text:style-name="P1">-A WIP lighter, large cockpit with less torque. Just a reconfig of the Mark3, a mesh is coming.</text:p>
      <text:p text:style-name="P1"/>
      <text:p text:style-name="P8"><text:bookmark text:name="_yvzyrzod0ew0"/>Changes:</text:p>
      <text:p text:style-name="P1">-All helicopter rotors have changed default orientation, so they are the right way when placed. This will mess up your existing craft. Consider skipping these parts if you are in the middle of a mission.</text:p>
      <text:p text:style-name="P1">-Joystick support, and support for remapped keys. Precision mode also works. Using a joystick, wheel steering is now actually very useful.</text:p>
      <text:p text:style-name="P1">-Almost every part looks sharper, due to a better way of setting shading on them.</text:p>
      <text:p text:style-name="P1">-Electric rotors use a custom air resource (FSCoolant) to not be overpowered air intakes for jets.</text:p>
      <text:p text:style-name="P1">-No visible air intake thingie on the electric propeller rotor.</text:p>
      <text:p text:style-name="P1"><text:soft-page-break/>-The auto hover now has limited rotation angles, making it weaker, but less jarring.</text:p>
      <text:p text:style-name="P1">-Some texture changes.</text:p>
      <text:p text:style-name="P1">-The passenger fuselage has a new simpler mesh. I've tried to keep the UV map exactly the same, but some changes to a custom texture will probably be required.</text:p>
      <text:p text:style-name="P1">-Probably other stuff I've forgotten.</text:p>
      <text:p text:style-name="P1"/>
      <text:p text:style-name="P5"><text:bookmark text:name="_x2kk14zbi3rg"/>v3.2</text:p>
      <text:p text:style-name="P1"/>
      <text:p text:style-name="P1">-Bug fix: The fenestron could stop a TTech nuclear reactor from charging. Fixed by setting idle maxThust to 0.001.</text:p>
      <text:p text:style-name="P1">-Bug fix: Overheating due to hover is back</text:p>
      <text:p text:style-name="P2"/>
      <text:p text:style-name="P5"><text:bookmark text:name="_8y27wm4lm1x5"/>v3.1</text:p>
      <text:p text:style-name="P1"/>
      <text:p text:style-name="P1">-New and improved fenestrons (tail rotors). No longer uses RCS effect, but works more like an engine. Toggle output strength by context menu.</text:p>
      <text:p text:style-name="P1">Consumes a little bit of electricity. Because it is now possible to place the wrong way around for steering, there’s a little arrow that should be pointed down on the part, and the option to invert steering by right clicking it.</text:p>
      <text:p text:style-name="P1">-Two additional fenestron models by request, one without fins, one with two.</text:p>
      <text:p text:style-name="P1">-Auto hover now works on other planets and continents. (A coding challenge, but not noticeable if you just stayed around KSC)</text:p>
      <text:p text:style-name="P1">-Tripled the ISP of the electric engines</text:p>
      <text:p text:style-name="P1"/>
      <text:p text:style-name="P5"><text:bookmark text:name="_b3yop4wuvv82"/>v3.0</text:p>
      <text:p text:style-name="P1"/>
      <text:p text:style-name="P1">-Sweeping changes to the atmospheric performance. Thrust levels depend on thickness of the atmosphere.</text:p>
      <text:p text:style-name="P1"><text:soft-page-break/>-A cockpit with internals. Less built in SAS for better helicopter performance.</text:p>
      <text:p text:style-name="P1">-Larger selection of airplane and helicopter engines, including electric.</text:p>
      <text:p text:style-name="P1">-Action groups to toggle max thrust on the helicopter engines.</text:p>
      <text:p text:style-name="P1">-Auto hover with F. Watch out for overheating!</text:p>
      <text:p text:style-name="P1">-Many other tweaks</text:p>
      <text:p text:style-name="P1"/>
      <text:p text:style-name="P5"><text:bookmark text:name="_xtzv0rjr1z3f"/>v2.3</text:p>
      <text:p text:style-name="P1">-Realism update for the helicopter engine:</text:p>
      <text:p text:style-name="P1">Please note the painted arrow to place correctly</text:p>
      <text:p text:style-name="P1">You can trim the engine with Alt</text:p>
      <text:p text:style-name="P1">No RCS effect, altering instead the angle of the main thrust</text:p>
      <text:p text:style-name="P1">The swashplate tilts</text:p>
      <text:p text:style-name="P1">Proper constant spin speed, with spin up/down time</text:p>
      <text:p text:style-name="P1">Easier placement (collisions allowed)</text:p>
      <text:p text:style-name="P1">-Reversible main plane propeller (context menu)</text:p>
      <text:p text:style-name="P1">Please note that the engine has been flipped 180 degrees. This will affect already built craft. Skip this part if you are worried about an ongoing flight. (FS_propEngine)</text:p>
      <text:p text:style-name="P1">-Steerable, trimmable landing gear (context menus and action groups)</text:p>
      <text:p text:style-name="P1">-There’s a bit of fuel in the wings, with room for more</text:p>
      <text:p text:style-name="P1">-A passenger carrying fuselage with a bit of fuel in it. The model/texture is still WIP.</text:p>
      <text:p text:style-name="P1">-A Jerry can</text:p>
      <text:p text:style-name="P2"/>
      <text:p text:style-name="P5"><text:bookmark text:name="_chlkndusoe6s"/><text:soft-page-break/>v 2.2</text:p>
      <text:p text:style-name="P1">-Fighter plane wings</text:p>
      <text:p text:style-name="P1">-You can turn the wheels using context menus or action groups. Might be good for rovers.</text:p>
      <text:p text:style-name="P1">-A pushing variant of the propeller engine</text:p>
      <text:p text:style-name="P1">Note: the Part folder names now start with FS_, you might want to clean out the old ones. Sorry for the mess</text:p>
      <text:p text:style-name="P1"/>
      <text:p text:style-name="P5"><text:bookmark text:name="_kop3k0smrdu9"/>v 2.1 Hotfix:</text:p>
      <text:p text:style-name="P1">Wheel brakes now work thanks to <text:a xlink:type="simple" xlink:href="http://forum.kerbalspaceprogram.com/showthread.php/38364-Landing-Gear-Unity-setup-%28HOWTO-inside%29?p=435453&amp;viewfull=1#post435453" text:style-name="Internet_20_link" text:visited-style-name="Visited_20_Internet_20_Link"><text:span text:style-name="T1">input from c7studios</text:span></text:a>. And source code included in the package.</text:p>
      <text:p text:style-name="P1">-There is a chance you may need some force to start moving again after stopping completely with parking brakes. This is due to the craft entering Landed state, and is a general game issue with planes.</text:p>
      <text:p text:style-name="P1"/>
      <text:p text:style-name="P5"><text:bookmark text:name="_tde5wu4mchl0"/>v 2.0</text:p>
      <text:p text:style-name="P1">-Helicopter main rotor and tail rotor.</text:p>
      <text:p text:style-name="P1">-Better textures</text:p>
      <text:p text:style-name="P1">-Main wheels visually roll</text:p>
      <text:p text:style-name="P1">-Symmetrical placement of gears</text:p>
      <text:p text:style-name="P1">-Editable textures with UV maps.</text:p>
      <text:p text:style-name="P1"/>
      <text:p text:style-name="P5"><text:bookmark text:name="_pkd96ynnpujn"/>v 1.0</text:p>
      <text:p text:style-name="P1">Initial Release</text:p>
      <text:p text:style-name="P1">-Landing Gear</text:p>
      <text:p text:style-name="P1">-Tail Gear</text:p>
      <text:p text:style-name="P1"><text:soft-page-break/>-Propeller engine</text:p>
      <text:p text:style-name="P1">-Fighter W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orphans="0" fo:widows="0"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uto" fo:orphans="0" fo:widows="0" fo:keep-with-next="auto"/>
      <style:text-properties fo:color="#666666"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uto" fo:orphans="0" fo:widows="0" fo:keep-with-next="auto"/>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uto" fo:orphans="0" fo:widows="0"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9" meta:paragraph-count="328" meta:word-count="3006" meta:character-count="18698" meta:non-whitespace-character-count="16017"/>
    <meta:generator>LibreOfficeDev/5.1.0.3$Linux_X86_64 LibreOffice_project/</meta:generator>
  </office:meta>
</office:document-meta>
</file>